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FA0000011366DFACAF.jp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pitch="variable"/>
    <style:font-face style:name="Liberation Serif" svg:font-family="'Liberation Serif'" style:font-family-generic="roman" style:font-pitch="variable"/>
    <style:font-face style:name="Humanst521 Lt BT" svg:font-family="'Humanst521 Lt BT', 'Humanist 521 Light B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paragraph-rsid="0013369b"/>
    </style:style>
    <style:style style:name="P2" style:family="paragraph" style:parent-style-name="Standard">
      <style:paragraph-properties fo:line-height="150%"/>
      <style:text-properties officeooo:paragraph-rsid="0013369b"/>
    </style:style>
    <style:style style:name="P3" style:family="paragraph" style:parent-style-name="Standard">
      <style:paragraph-properties fo:line-height="150%" fo:text-align="center" style:justify-single-word="false"/>
      <style:text-properties style:font-name="Calibri" fo:font-size="12pt" fo:font-weight="bold" officeooo:paragraph-rsid="0013369b" style:font-size-asian="12pt" style:font-weight-asian="bold" style:font-name-complex="Calibri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Calibri" fo:font-size="12pt" fo:font-weight="bold" officeooo:paragraph-rsid="0013369b" style:font-size-asian="12pt" style:font-weight-asian="bold" style:font-name-complex="Calibri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Calibri" fo:font-size="12pt" officeooo:paragraph-rsid="0013369b" style:font-size-asian="12pt" style:font-name-complex="Calibri" style:font-size-complex="12pt"/>
    </style:style>
    <style:style style:name="P6" style:family="paragraph" style:parent-style-name="Standard">
      <style:paragraph-properties fo:line-height="150%"/>
      <style:text-properties style:font-name="Calibri" fo:font-size="12pt" officeooo:paragraph-rsid="0013369b" style:font-size-asian="12pt" style:font-name-complex="Calibri" style:font-size-complex="12pt"/>
    </style:style>
    <style:style style:name="P7" style:family="paragraph" style:parent-style-name="Standard">
      <style:paragraph-properties fo:margin-left="3.81cm" fo:margin-right="0cm" fo:line-height="150%" fo:text-align="justify" style:justify-single-word="false" fo:text-indent="0cm" style:auto-text-indent="false"/>
      <style:text-properties officeooo:paragraph-rsid="0013369b"/>
    </style:style>
    <style:style style:name="P8" style:family="paragraph" style:parent-style-name="Standard" style:master-page-name="Standard">
      <style:paragraph-properties fo:line-height="150%" fo:text-align="justify" style:justify-single-word="false" style:page-number="auto"/>
      <style:text-properties style:font-name="Calibri" fo:font-size="12pt" officeooo:paragraph-rsid="0013369b" style:font-size-asian="12pt" style:font-name-complex="Calibri" style:font-size-complex="12pt"/>
    </style:style>
    <style:style style:name="P9" style:family="paragraph" style:parent-style-name="Standard">
      <style:paragraph-properties style:line-height-at-least="0.379cm" fo:text-align="end" style:justify-single-word="false">
        <style:tab-stops>
          <style:tab-stop style:position="-56.861cm"/>
          <style:tab-stop style:position="-55.273cm"/>
          <style:tab-stop style:position="-53.686cm"/>
          <style:tab-stop style:position="0.002cm"/>
          <style:tab-stop style:position="1.588cm"/>
          <style:tab-stop style:position="3.175cm"/>
          <style:tab-stop style:position="4.763cm"/>
          <style:tab-stop style:position="6.35cm"/>
          <style:tab-stop style:position="7.938cm"/>
          <style:tab-stop style:position="9.525cm"/>
          <style:tab-stop style:position="11.113cm"/>
          <style:tab-stop style:position="12.7cm"/>
          <style:tab-stop style:position="14.288cm"/>
          <style:tab-stop style:position="15.875cm"/>
          <style:tab-stop style:position="17.463cm"/>
          <style:tab-stop style:position="19.05cm"/>
          <style:tab-stop style:position="20.638cm"/>
          <style:tab-stop style:position="22.225cm"/>
          <style:tab-stop style:position="23.813cm"/>
          <style:tab-stop style:position="25.4cm"/>
          <style:tab-stop style:position="26.988cm"/>
          <style:tab-stop style:position="28.575cm"/>
          <style:tab-stop style:position="30.163cm"/>
          <style:tab-stop style:position="31.75cm"/>
          <style:tab-stop style:position="33.338cm"/>
          <style:tab-stop style:position="34.925cm"/>
          <style:tab-stop style:position="36.513cm"/>
          <style:tab-stop style:position="38.1cm"/>
          <style:tab-stop style:position="39.688cm"/>
          <style:tab-stop style:position="41.275cm"/>
          <style:tab-stop style:position="42.863cm"/>
          <style:tab-stop style:position="44.45cm"/>
          <style:tab-stop style:position="46.038cm"/>
          <style:tab-stop style:position="47.625cm"/>
          <style:tab-stop style:position="49.213cm"/>
          <style:tab-stop style:position="50.8cm"/>
          <style:tab-stop style:position="52.388cm"/>
          <style:tab-stop style:position="53.975cm"/>
          <style:tab-stop style:position="55.563cm"/>
          <style:tab-stop style:position="57.15cm"/>
        </style:tab-stops>
      </style:paragraph-properties>
      <style:text-properties style:font-name="Humanst521 Lt BT" fo:font-size="8pt" fo:letter-spacing="0.018cm" officeooo:paragraph-rsid="00134af1" style:font-size-asian="8pt" style:font-name-complex="Humanst521 Lt BT"/>
    </style:style>
    <style:style style:name="P10" style:family="paragraph" style:parent-style-name="Standard">
      <style:paragraph-properties style:line-height-at-least="0.379cm" fo:text-align="end" style:justify-single-word="false">
        <style:tab-stops>
          <style:tab-stop style:position="-56.861cm"/>
          <style:tab-stop style:position="-55.273cm"/>
          <style:tab-stop style:position="-53.686cm"/>
          <style:tab-stop style:position="0.002cm"/>
          <style:tab-stop style:position="1.588cm"/>
          <style:tab-stop style:position="3.175cm"/>
          <style:tab-stop style:position="4.763cm"/>
          <style:tab-stop style:position="6.35cm"/>
          <style:tab-stop style:position="7.938cm"/>
          <style:tab-stop style:position="9.525cm"/>
          <style:tab-stop style:position="11.113cm"/>
          <style:tab-stop style:position="12.7cm"/>
          <style:tab-stop style:position="14.288cm"/>
          <style:tab-stop style:position="15.875cm"/>
          <style:tab-stop style:position="17.463cm"/>
          <style:tab-stop style:position="19.05cm"/>
          <style:tab-stop style:position="20.638cm"/>
          <style:tab-stop style:position="22.225cm"/>
          <style:tab-stop style:position="23.813cm"/>
          <style:tab-stop style:position="25.4cm"/>
          <style:tab-stop style:position="26.988cm"/>
          <style:tab-stop style:position="28.575cm"/>
          <style:tab-stop style:position="30.163cm"/>
          <style:tab-stop style:position="31.75cm"/>
          <style:tab-stop style:position="33.338cm"/>
          <style:tab-stop style:position="34.925cm"/>
          <style:tab-stop style:position="36.513cm"/>
          <style:tab-stop style:position="38.1cm"/>
          <style:tab-stop style:position="39.688cm"/>
          <style:tab-stop style:position="41.275cm"/>
          <style:tab-stop style:position="42.863cm"/>
          <style:tab-stop style:position="44.45cm"/>
          <style:tab-stop style:position="46.038cm"/>
          <style:tab-stop style:position="47.625cm"/>
          <style:tab-stop style:position="49.213cm"/>
          <style:tab-stop style:position="50.8cm"/>
          <style:tab-stop style:position="52.388cm"/>
          <style:tab-stop style:position="53.975cm"/>
          <style:tab-stop style:position="55.563cm"/>
          <style:tab-stop style:position="57.15cm"/>
        </style:tab-stops>
      </style:paragraph-properties>
      <style:text-properties style:font-name="Humanst521 Lt BT" fo:font-size="8pt" fo:letter-spacing="0.018cm" fo:language="en" fo:country="US" officeooo:paragraph-rsid="00134af1" style:font-size-asian="8pt" style:font-name-complex="Humanst521 Lt BT"/>
    </style:style>
    <style:style style:name="P11" style:family="paragraph" style:parent-style-name="Standard">
      <style:paragraph-properties style:line-height-at-least="0.379cm" fo:text-align="end" style:justify-single-word="false">
        <style:tab-stops>
          <style:tab-stop style:position="-56.861cm"/>
          <style:tab-stop style:position="-55.273cm"/>
          <style:tab-stop style:position="-53.686cm"/>
          <style:tab-stop style:position="0.002cm"/>
          <style:tab-stop style:position="1.588cm"/>
          <style:tab-stop style:position="3.175cm"/>
          <style:tab-stop style:position="4.763cm"/>
          <style:tab-stop style:position="6.35cm"/>
          <style:tab-stop style:position="7.938cm"/>
          <style:tab-stop style:position="9.525cm"/>
          <style:tab-stop style:position="11.113cm"/>
          <style:tab-stop style:position="12.7cm"/>
          <style:tab-stop style:position="14.288cm"/>
          <style:tab-stop style:position="15.875cm"/>
          <style:tab-stop style:position="17.463cm"/>
          <style:tab-stop style:position="19.05cm"/>
          <style:tab-stop style:position="20.638cm"/>
          <style:tab-stop style:position="22.225cm"/>
          <style:tab-stop style:position="23.813cm"/>
          <style:tab-stop style:position="25.4cm"/>
          <style:tab-stop style:position="26.988cm"/>
          <style:tab-stop style:position="28.575cm"/>
          <style:tab-stop style:position="30.163cm"/>
          <style:tab-stop style:position="31.75cm"/>
          <style:tab-stop style:position="33.338cm"/>
          <style:tab-stop style:position="34.925cm"/>
          <style:tab-stop style:position="36.513cm"/>
          <style:tab-stop style:position="38.1cm"/>
          <style:tab-stop style:position="39.688cm"/>
          <style:tab-stop style:position="41.275cm"/>
          <style:tab-stop style:position="42.863cm"/>
          <style:tab-stop style:position="44.45cm"/>
          <style:tab-stop style:position="46.038cm"/>
          <style:tab-stop style:position="47.625cm"/>
          <style:tab-stop style:position="49.213cm"/>
          <style:tab-stop style:position="50.8cm"/>
          <style:tab-stop style:position="52.388cm"/>
          <style:tab-stop style:position="53.975cm"/>
          <style:tab-stop style:position="55.563cm"/>
          <style:tab-stop style:position="57.15cm"/>
        </style:tab-stops>
      </style:paragraph-properties>
      <style:text-properties officeooo:paragraph-rsid="00134af1"/>
    </style:style>
    <style:style style:name="P12" style:family="paragraph" style:parent-style-name="Standard">
      <style:text-properties officeooo:paragraph-rsid="00134af1"/>
    </style:style>
    <style:style style:name="T1" style:family="text">
      <style:text-properties style:font-name="Calibri" fo:font-size="12pt" fo:font-weight="bold" style:font-size-asian="12pt" style:font-weight-asian="bold" style:font-name-complex="Calibri" style:font-size-complex="12pt"/>
    </style:style>
    <style:style style:name="T2" style:family="text">
      <style:text-properties style:font-name="Calibri" fo:font-size="12pt" style:font-size-asian="12pt" style:font-name-complex="Calibri" style:font-size-complex="12pt"/>
    </style:style>
    <style:style style:name="T3" style:family="text">
      <style:text-properties style:font-name="Calibri" fo:font-size="12pt" officeooo:rsid="000967af" style:font-size-asian="12pt" style:font-name-complex="Calibri" style:font-size-complex="12pt"/>
    </style:style>
    <style:style style:name="T4" style:family="text">
      <style:text-properties style:font-name="Humanst521 Lt BT" fo:font-size="8pt" fo:letter-spacing="0.018cm" fo:language="en" fo:country="US" style:font-size-asian="8pt" style:font-name-complex="Humanst521 Lt BT"/>
    </style:style>
    <style:style style:name="T5" style:family="text">
      <style:text-properties style:font-name="Humanst521 Lt BT" fo:font-size="6pt" fo:letter-spacing="0.018cm" fo:language="en" fo:country="US" style:font-size-asian="6pt" style:font-name-complex="Humanst521 Lt BT" style:font-size-complex="7pt"/>
    </style:style>
    <style:style style:name="fr1" style:family="graphic" style:parent-style-name="Graphics">
      <style:graphic-properties fo:margin-left="0cm" fo:margin-right="0cm" style:vertical-pos="middle" style:vertical-rel="paragraph" style:horizontal-pos="center" style:horizontal-rel="paragraph" fo:background-color="#ffffff" style:background-transparency="100%" draw:fill="solid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3">RELATÓRIO DE TRABALHO E HONORÁRIOS ADVOCATÍCIOS FIXOS</text:p>
      <text:p text:style-name="P6"/>
      <text:p text:style-name="P6"/>
      <text:p text:style-name="P2"><text:span text:style-name="T2">Cliente:<text:tab/><text:tab/></text:span><text:span text:style-name="T1">[Nome do Cliente]</text:span></text:p>
      <text:p text:style-name="P2"><text:span text:style-name="T2">Período:<text:tab/><text:tab/></text:span><text:span text:style-name="T1">[mês anterior ao da emissão do relatório]</text:span></text:p>
      <text:p text:style-name="P6"/>
      <text:p text:style-name="P6"><text:tab/><text:tab/><text:tab/>Prezados Senhores:</text:p>
      <text:p text:style-name="P6"/>
      <text:p text:style-name="P1"><text:span text:style-name="T2"><text:tab/><text:tab/><text:tab/>Segue abaixo relatório de trabalho e honorários advocatícios fixos relativos ao mês de </text:span><text:span text:style-name="T3">mesanterior </text:span><text:span text:style-name="T2">para faturamento e pagamento até o próximo dia </text:span><text:span text:style-name="T1">[data do vencimento da fatura]</text:span><text:span text:style-name="T2">, conforme contrato de prestação de serviços e proposta aprovada em </text:span><text:span text:style-name="T1">[data de aprovação da proposta]</text:span><text:span text:style-name="T2">.</text:span></text:p>
      <text:p text:style-name="P5"/>
      <text:p text:style-name="P4"/>
      <text:p text:style-name="P7"><text:span text:style-name="T2">Parcela mensal referente aos serviços prestados no mês de </text:span><text:span text:style-name="T1">[mês anterior ao da emissão do relatório]</text:span><text:span text:style-name="T2">, no valor de </text:span><text:span text:style-name="T1">[valor mensal cadastrado para o cliente]</text:span><text:span text:style-name="T2">, com previsão de reajuste anual em </text:span><text:span text:style-name="T1">[12 meses após a data de aprovação da proposta]</text:span><text:span text:style-name="T2">.</text:span></text:p>
      <text:p text:style-name="P5"/>
      <text:p text:style-name="P1"><text:span text:style-name="T1">TOTAL DA FATURA RELATIVA AO MÊS DE </text:span><text:span text:style-name="T2">[mês anterior ao da emissão do relatório]: [soma do valor de todos os itens faturáveis encontrados]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libri" svg:font-family="Calibri" style:font-pitch="variable"/>
    <style:font-face style:name="Liberation Serif" svg:font-family="'Liberation Serif'" style:font-family-generic="roman" style:font-pitch="variable"/>
    <style:font-face style:name="Humanst521 Lt BT" svg:font-family="'Humanst521 Lt BT', 'Humanist 521 Light B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6.779cm" fo:margin-left="4.172cm" table:align="left" style:writing-mode="lr-tb"/>
    </style:style>
    <style:style style:name="Tabela1.A" style:family="table-column">
      <style:table-column-properties style:column-width="6.779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line-height-at-least="0.379cm" fo:text-align="end" style:justify-single-word="false">
        <style:tab-stops>
          <style:tab-stop style:position="-56.861cm"/>
          <style:tab-stop style:position="-55.273cm"/>
          <style:tab-stop style:position="-53.686cm"/>
          <style:tab-stop style:position="0.002cm"/>
          <style:tab-stop style:position="1.588cm"/>
          <style:tab-stop style:position="3.175cm"/>
          <style:tab-stop style:position="4.763cm"/>
          <style:tab-stop style:position="6.35cm"/>
          <style:tab-stop style:position="7.938cm"/>
          <style:tab-stop style:position="9.525cm"/>
          <style:tab-stop style:position="11.113cm"/>
          <style:tab-stop style:position="12.7cm"/>
          <style:tab-stop style:position="14.288cm"/>
          <style:tab-stop style:position="15.875cm"/>
          <style:tab-stop style:position="17.463cm"/>
          <style:tab-stop style:position="19.05cm"/>
          <style:tab-stop style:position="20.638cm"/>
          <style:tab-stop style:position="22.225cm"/>
          <style:tab-stop style:position="23.813cm"/>
          <style:tab-stop style:position="25.4cm"/>
          <style:tab-stop style:position="26.988cm"/>
          <style:tab-stop style:position="28.575cm"/>
          <style:tab-stop style:position="30.163cm"/>
          <style:tab-stop style:position="31.75cm"/>
          <style:tab-stop style:position="33.338cm"/>
          <style:tab-stop style:position="34.925cm"/>
          <style:tab-stop style:position="36.513cm"/>
          <style:tab-stop style:position="38.1cm"/>
          <style:tab-stop style:position="39.688cm"/>
          <style:tab-stop style:position="41.275cm"/>
          <style:tab-stop style:position="42.863cm"/>
          <style:tab-stop style:position="44.45cm"/>
          <style:tab-stop style:position="46.038cm"/>
          <style:tab-stop style:position="47.625cm"/>
          <style:tab-stop style:position="49.213cm"/>
          <style:tab-stop style:position="50.8cm"/>
          <style:tab-stop style:position="52.388cm"/>
          <style:tab-stop style:position="53.975cm"/>
          <style:tab-stop style:position="55.563cm"/>
          <style:tab-stop style:position="57.15cm"/>
        </style:tab-stops>
      </style:paragraph-properties>
      <style:text-properties style:font-name="Humanst521 Lt BT" fo:font-size="8pt" fo:letter-spacing="0.018cm" officeooo:paragraph-rsid="00134af1" style:font-size-asian="8pt" style:font-name-complex="Humanst521 Lt BT"/>
    </style:style>
    <style:style style:name="MP2" style:family="paragraph" style:parent-style-name="Standard">
      <style:paragraph-properties style:line-height-at-least="0.379cm" fo:text-align="end" style:justify-single-word="false">
        <style:tab-stops>
          <style:tab-stop style:position="-56.861cm"/>
          <style:tab-stop style:position="-55.273cm"/>
          <style:tab-stop style:position="-53.686cm"/>
          <style:tab-stop style:position="0.002cm"/>
          <style:tab-stop style:position="1.588cm"/>
          <style:tab-stop style:position="3.175cm"/>
          <style:tab-stop style:position="4.763cm"/>
          <style:tab-stop style:position="6.35cm"/>
          <style:tab-stop style:position="7.938cm"/>
          <style:tab-stop style:position="9.525cm"/>
          <style:tab-stop style:position="11.113cm"/>
          <style:tab-stop style:position="12.7cm"/>
          <style:tab-stop style:position="14.288cm"/>
          <style:tab-stop style:position="15.875cm"/>
          <style:tab-stop style:position="17.463cm"/>
          <style:tab-stop style:position="19.05cm"/>
          <style:tab-stop style:position="20.638cm"/>
          <style:tab-stop style:position="22.225cm"/>
          <style:tab-stop style:position="23.813cm"/>
          <style:tab-stop style:position="25.4cm"/>
          <style:tab-stop style:position="26.988cm"/>
          <style:tab-stop style:position="28.575cm"/>
          <style:tab-stop style:position="30.163cm"/>
          <style:tab-stop style:position="31.75cm"/>
          <style:tab-stop style:position="33.338cm"/>
          <style:tab-stop style:position="34.925cm"/>
          <style:tab-stop style:position="36.513cm"/>
          <style:tab-stop style:position="38.1cm"/>
          <style:tab-stop style:position="39.688cm"/>
          <style:tab-stop style:position="41.275cm"/>
          <style:tab-stop style:position="42.863cm"/>
          <style:tab-stop style:position="44.45cm"/>
          <style:tab-stop style:position="46.038cm"/>
          <style:tab-stop style:position="47.625cm"/>
          <style:tab-stop style:position="49.213cm"/>
          <style:tab-stop style:position="50.8cm"/>
          <style:tab-stop style:position="52.388cm"/>
          <style:tab-stop style:position="53.975cm"/>
          <style:tab-stop style:position="55.563cm"/>
          <style:tab-stop style:position="57.15cm"/>
        </style:tab-stops>
      </style:paragraph-properties>
      <style:text-properties officeooo:paragraph-rsid="00134af1"/>
    </style:style>
    <style:style style:name="MP3" style:family="paragraph" style:parent-style-name="Standard">
      <style:paragraph-properties style:line-height-at-least="0.379cm" fo:text-align="end" style:justify-single-word="false">
        <style:tab-stops>
          <style:tab-stop style:position="-56.861cm"/>
          <style:tab-stop style:position="-55.273cm"/>
          <style:tab-stop style:position="-53.686cm"/>
          <style:tab-stop style:position="0.002cm"/>
          <style:tab-stop style:position="1.588cm"/>
          <style:tab-stop style:position="3.175cm"/>
          <style:tab-stop style:position="4.763cm"/>
          <style:tab-stop style:position="6.35cm"/>
          <style:tab-stop style:position="7.938cm"/>
          <style:tab-stop style:position="9.525cm"/>
          <style:tab-stop style:position="11.113cm"/>
          <style:tab-stop style:position="12.7cm"/>
          <style:tab-stop style:position="14.288cm"/>
          <style:tab-stop style:position="15.875cm"/>
          <style:tab-stop style:position="17.463cm"/>
          <style:tab-stop style:position="19.05cm"/>
          <style:tab-stop style:position="20.638cm"/>
          <style:tab-stop style:position="22.225cm"/>
          <style:tab-stop style:position="23.813cm"/>
          <style:tab-stop style:position="25.4cm"/>
          <style:tab-stop style:position="26.988cm"/>
          <style:tab-stop style:position="28.575cm"/>
          <style:tab-stop style:position="30.163cm"/>
          <style:tab-stop style:position="31.75cm"/>
          <style:tab-stop style:position="33.338cm"/>
          <style:tab-stop style:position="34.925cm"/>
          <style:tab-stop style:position="36.513cm"/>
          <style:tab-stop style:position="38.1cm"/>
          <style:tab-stop style:position="39.688cm"/>
          <style:tab-stop style:position="41.275cm"/>
          <style:tab-stop style:position="42.863cm"/>
          <style:tab-stop style:position="44.45cm"/>
          <style:tab-stop style:position="46.038cm"/>
          <style:tab-stop style:position="47.625cm"/>
          <style:tab-stop style:position="49.213cm"/>
          <style:tab-stop style:position="50.8cm"/>
          <style:tab-stop style:position="52.388cm"/>
          <style:tab-stop style:position="53.975cm"/>
          <style:tab-stop style:position="55.563cm"/>
          <style:tab-stop style:position="57.15cm"/>
        </style:tab-stops>
      </style:paragraph-properties>
      <style:text-properties style:font-name="Humanst521 Lt BT" fo:font-size="8pt" fo:letter-spacing="0.018cm" fo:language="en" fo:country="US" officeooo:paragraph-rsid="00134af1" style:font-size-asian="8pt" style:font-name-complex="Humanst521 Lt BT"/>
    </style:style>
    <style:style style:name="MP4" style:family="paragraph" style:parent-style-name="Standard">
      <style:text-properties officeooo:paragraph-rsid="00134af1"/>
    </style:style>
    <style:style style:name="MT1" style:family="text">
      <style:text-properties style:font-name="Humanst521 Lt BT" fo:font-size="8pt" fo:letter-spacing="0.018cm" fo:language="en" fo:country="US" style:font-size-asian="8pt" style:font-name-complex="Humanst521 Lt BT"/>
    </style:style>
    <style:style style:name="MT2" style:family="text">
      <style:text-properties style:font-name="Humanst521 Lt BT" fo:font-size="6pt" fo:letter-spacing="0.018cm" fo:language="en" fo:country="US" style:font-size-asian="6pt" style:font-name-complex="Humanst521 Lt BT" style:font-size-complex="7pt"/>
    </style:style>
    <style:style style:name="Mfr1" style:family="graphic" style:parent-style-name="Graphics">
      <style:graphic-properties fo:margin-left="0cm" fo:margin-right="0cm" style:vertical-pos="middle" style:vertical-rel="paragraph" style:horizontal-pos="center" style:horizontal-rel="paragraph" fo:background-color="#ffffff" style:background-transparency="100%" draw:fill="solid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figuras2" text:anchor-type="char" svg:width="6.451cm" svg:height="2.101cm" draw:z-index="0"><draw:image xlink:href="Pictures/10000000000002FA0000011366DFACAF.jpg" xlink:type="simple" xlink:show="embed" xlink:actuate="onLoad"/></draw:frame></text:p>
      </style:header>
      <style:footer>
        <table:table table:name="Tabela1" table:style-name="Tabela1">
          <table:table-column table:style-name="Tabela1.A"/>
          <table:table-row table:style-name="Tabela1.1">
            <table:table-cell table:style-name="Tabela1.A1" office:value-type="string">
              <text:p text:style-name="MP1">RUA VER. WASHINGTON MANSUR, 292</text:p>
              <text:p text:style-name="MP1">80540 210 CURITIBA PR</text:p>
              <text:p text:style-name="MP2"><text:span text:style-name="MT1">TEL </text:span><text:span text:style-name="MT2">+55 41</text:span><text:span text:style-name="MT1"> 3079 0200</text:span></text:p>
              <text:p text:style-name="MP3">WWW.SPTB.ADV.BR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5T21:18:45.787954398</meta:creation-date>
    <dc:date>2014-07-15T21:40:20.873851790</dc:date>
    <meta:editing-duration>P0D</meta:editing-duration>
    <meta:editing-cycles>2</meta:editing-cycles>
    <meta:generator>LibreOffice/4.1.3.2$Linux_x86 LibreOffice_project/410m0$Build-2</meta:generator>
    <meta:document-statistic meta:table-count="1" meta:image-count="1" meta:object-count="0" meta:page-count="1" meta:paragraph-count="11" meta:word-count="141" meta:character-count="890" meta:non-whitespace-character-count="752"/>
  </office:meta>
</office:document-meta>
</file>